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1"/>
    </style:style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style:font-name="Verdana1" style:text-underline-style="solid" style:text-underline-width="auto" style:text-underline-color="font-color"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66" style:font-name="Verdana1"/>
    </style:style>
    <style:style style:name="T6" style:family="text">
      <style:text-properties fo:color="#000066" style:font-name="Verdana1" fo:font-weight="bold"/>
    </style:style>
    <style:style style:name="T7" style:family="text">
      <style:text-properties fo:color="#000066" style:font-name="Verdana1" style:text-underline-style="solid" style:text-underline-width="auto" style:text-underline-color="font-color" fo:font-weight="bold"/>
    </style:style>
    <style:style style:name="T8" style:family="text">
      <style:text-properties style:text-underline-style="solid" style:text-underline-width="auto" style:text-underline-color="font-color" fo:font-weight="bold"/>
    </style:style>
    <style:style style:name="T9" style:family="text">
      <style:text-properties fo:color="#660066" style:font-name="Verdana1"/>
    </style:style>
    <style:style style:name="T10" style:family="text">
      <style:text-properties fo:color="#660066" style:font-name="Verdana1" style:text-underline-style="solid" style:text-underline-width="auto" style:text-underline-color="font-color" fo:font-weight="bold"/>
    </style:style>
    <style:style style:name="T11" style:family="text">
      <style:text-properties fo:color="#000080" style:font-name="Verdan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Super Easy Crockpot Hamburger Veggie Soup</text:span><text:line-break/><text:line-break/>1lb hamburger<text:line-break/>1 onion, chopped<text:line-break/>1 can green beans, drained<text:line-break/>1 can corn, drained<text:line-break/>2 cups sliced carrots<text:line-break/>1 can diced tomatoes<text:line-break/>3 cups water<text:line-break/>1 T chicken or beef broth powder<text:line-break/>2 T Worcestershire sauce <text:line-break/>1 can organic cream of mushroom soup (a brand such as Amy’s, found in health food stores)<text:line-break/>Salt and pepper to taste <text:line-break/><text:line-break/>Brown hamburger and onions until meat is no longer pink and onions are soft. Add to crockpot. Add remaining ingredients, stir. Cook on low for 7 to 8 hours. Serve with some hot homemade dinner rolls for a great fall time mea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8:19:35.17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106" meta:character-count="580"/>
  </office:meta>
</office:document-meta>
</file>